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18.72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17.453cm"/>
    </style:style>
    <style:style style:name="pr6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  <style:text-properties fo:font-size="8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72pt"/>
    </style:style>
    <style:style style:name="P4" style:family="paragraph">
      <style:paragraph-properties fo:margin-left="0cm" fo:margin-right="0cm" fo:text-indent="0cm"/>
      <style:text-properties fo:font-size="48pt"/>
    </style:style>
    <style:style style:name="T1" style:family="text">
      <style:text-properties fo:font-size="88pt"/>
    </style:style>
    <style:style style:name="T2" style:family="text">
      <style:text-properties fo:font-size="72pt"/>
    </style:style>
    <style:style style:name="T3" style:family="text">
      <style:text-properties fo:font-size="48pt"/>
    </style:style>
    <style:style style:name="T4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1cm" svg:height="18.723cm" svg:x="1.399cm" svg:y="0.962cm" presentation:class="title" presentation:user-transformed="true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tool to help manage ver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it's something you better be u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helps whe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you've screwed things beyond repa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need to collabo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flavors of v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cp, tar, rsync, diff, cvs, perforce, svn, bitkeeper, tla, darcs, bzr, mercurial,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so many flavors, why haven't you tried on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or tried making on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5" draw:text-style-name="P3" draw:layer="layout" svg:width="25.191cm" svg:height="17.453cm" svg:x="1.399cm" svg:y="0.962cm" presentation:class="title" presentation:user-transformed="true">
          <draw:text-box>
            <text:p text:style-name="P3"><text:span text:style-name="T2">linus d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so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rails now uses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that's why you shou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the 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why g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effic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beats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in spe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in sto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in 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decentraliz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full commit hist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full commit r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on your lap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follow or be follow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3" draw:text-style-name="P3" draw:layer="layout" svg:width="25.191cm" svg:height="19.358cm" svg:x="1.399cm" svg:y="0.962cm" presentation:class="title" presentation:user-transformed="true">
          <draw:text-box>
            <text:p text:style-name="P3"><text:span text:style-name="T2">getting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6" draw:text-style-name="P4" draw:layer="layout" svg:width="25.191cm" svg:height="11.683cm" svg:x="1.399cm" svg:y="4.803cm" presentation:class="title" presentation:user-transformed="true">
          <draw:text-box>
            <text:p text:style-name="P4"><text:span text:style-name="T3">port install git-core +svn</text:span><text:span text:style-name="T3"><text:line-break/></text:span><text:span text:style-name="T3"><text:line-break/></text:span><text:span text:style-name="T3">[aptget|emerge|rpm -i] git?</text:span><text:span text:style-name="T3"><text:line-break/></text:span><text:span text:style-name="T3"><text:line-break/></text:span><text:span text:style-name="T3">get cygwin [and build from source?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ot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init 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cav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6" draw:text-style-name="P3" draw:layer="layout" svg:width="25.191cm" svg:height="5.843cm" svg:x="1.399cm" svg:y="7.723cm" presentation:class="title" presentation:user-transformed="true">
          <draw:text-box>
            <text:p text:style-name="P3"><text:span text:style-name="T2">selective commits are the defa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m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6" draw:text-style-name="P1" draw:layer="layout" svg:width="25.191cm" svg:height="3.57cm" svg:x="1.399cm" svg:y="8.85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cl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pu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pu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centraliz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oing adho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hub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6" draw:text-style-name="P3" draw:layer="layout" svg:width="25.191cm" svg:height="5.843cm" svg:x="1.399cm" svg:y="7.723cm" presentation:class="title" presentation:user-transformed="true">
          <draw:text-box>
            <text:p text:style-name="P3"><text:span text:style-name="T2">informational comma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lo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b8cb862wtf361b32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HEAD~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di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bra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wh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new features/fix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stable &amp; uns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ver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mer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on a github f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sta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git submodu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like svn:extern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but commit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cm" presentation:class="title" presentation:user-transformed="true">
          <draw:text-box>
            <text:p text:style-name="P3"><text:span text:style-name="T2">hoo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6" draw:text-style-name="P3" draw:layer="layout" svg:width="25.191cm" svg:height="5.843cm" svg:x="1.399cm" svg:y="7.723cm" presentation:class="title" presentation:user-transformed="true">
          <draw:text-box>
            <text:p text:style-name="P3"><text:span text:style-name="T2">run when things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6" draw:text-style-name="P3" draw:layer="layout" svg:width="25.191cm" svg:height="16.171cm" svg:x="1.399cm" svg:y="2.561cm" presentation:class="title" presentation:user-transformed="true">
          <draw:text-box>
            <text:p text:style-name="P3"><text:span text:style-name="T4">applypatch-msg</text:span><text:span text:style-name="T4"><text:line-break/></text:span><text:span text:style-name="T4">post-commit</text:span><text:span text:style-name="T4"><text:line-break/></text:span><text:span text:style-name="T4">post-update</text:span><text:span text:style-name="T4"><text:line-break/></text:span><text:span text:style-name="T4">pre-commit</text:span><text:span text:style-name="T4"><text:line-break/></text:span><text:span text:style-name="T4">prepare-commit-msg</text:span><text:span text:style-name="T4"><text:line-break/></text:span><text:span text:style-name="T4">commit-msg</text:span><text:span text:style-name="T4"><text:line-break/></text:span><text:span text:style-name="T4">post-receive</text:span><text:span text:style-name="T4"><text:line-break/></text:span><text:span text:style-name="T4">pre-applypatch</text:span><text:span text:style-name="T4"><text:line-break/></text:span><text:span text:style-name="T4">pre-rebase</text:span><text:span text:style-name="T4"><text:line-break/></text:span><text:span text:style-name="T4">upd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stay 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similar to svn'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6" draw:text-style-name="P3" draw:layer="layout" svg:width="25.191cm" svg:height="5.843cm" svg:x="1.399cm" svg:y="7.725cm" presentation:class="title" presentation:user-transformed="true">
          <draw:text-box>
            <text:p text:style-name="P3"><text:span text:style-name="T2">post-commit</text:span><text:span text:style-name="T2"><text:line-break/></text:span><text:span text:style-name="T2">post-rece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handy tri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reb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commit –am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cherry-pi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bis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migrating to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tail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it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ot 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6" draw:text-style-name="P3" draw:layer="layout" svg:width="25.191cm" svg:height="3.508cm" svg:x="1.399cm" svg:y="8.892cm" presentation:class="title" presentation:user-transformed="true">
          <draw:text-box>
            <text:p text:style-name="P3"><text:span text:style-name="T2">go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 draw:page-number="2"/>
      <draw:page-thumbnail draw:layer="backgroundobjects" svg:width="5.587cm" svg:height="4.192cm" svg:x="19.558cm" svg:y="4.326cm" draw:page-number="3"/>
      <draw:page-thumbnail draw:layer="backgroundobjects" svg:width="5.587cm" svg:height="4.192cm" svg:x="2.794cm" svg:y="13.07cm" draw:page-number="4"/>
      <draw:page-thumbnail draw:layer="backgroundobjects" svg:width="5.587cm" svg:height="4.192cm" svg:x="11.176cm" svg:y="13.07cm" draw:page-number="5"/>
      <draw:page-thumbnail draw:layer="backgroundobjects" svg:width="5.587cm" svg:height="4.192cm" svg:x="19.558cm" svg:y="13.07cm" draw:page-number="6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20:09:41</dc:date>
    <dc:language>en-US</dc:language>
    <meta:editing-cycles>5</meta:editing-cycles>
    <meta:editing-duration>PT39M48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